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2" style:family="paragraph" style:parent-style-name="Text_20_body">
      <style:paragraph-properties fo:break-before="page"/>
      <style:text-properties officeooo:rsid="00ae9e85" officeooo:paragraph-rsid="00ae9e85"/>
    </style:style>
    <style:style style:name="P3" style:family="paragraph" style:parent-style-name="Text_20_body">
      <style:text-properties officeooo:rsid="00b4d220" officeooo:paragraph-rsid="00b4d220"/>
    </style:style>
    <style:style style:name="P4" style:family="paragraph" style:parent-style-name="Heading_20_1">
      <style:text-properties officeooo:rsid="00b4d220" officeooo:paragraph-rsid="00b4d220"/>
    </style:style>
    <style:style style:name="P5" style:family="paragraph" style:parent-style-name="Text_20_body">
      <style:text-properties officeooo:rsid="00b4d220" officeooo:paragraph-rsid="00b4d220"/>
    </style:style>
    <style:style style:name="T1" style:family="text">
      <style:text-properties officeooo:rsid="00b4d220"/>
    </style:style>
    <style:style style:name="T2" style:family="text">
      <style:text-properties officeooo:rsid="00b4d220" fo:background-color="#00a65d" loext:char-shading-value="0"/>
    </style:style>
    <style:style style:name="T3" style:family="text">
      <style:text-properties fo:background-color="#f58220" loext:char-shading-value="0"/>
    </style:style>
    <style:style style:name="T4" style:family="text">
      <style:text-properties officeooo:rsid="00b4d220" fo:background-color="#f58220" loext:char-shading-value="0"/>
    </style:style>
    <style:style style:name="T5" style:family="text">
      <style:text-properties fo:background-color="#ed1c24" loext:char-shading-value="0"/>
    </style:style>
    <style:style style:name="T6" style:family="text">
      <style:text-properties officeooo:rsid="00b4d220" fo:background-color="#ed1c24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b5e0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o_do_list</text:h>
      <text:p text:style-name="Text_20_body"><text:span text:style-name="T7">Légende</text:span> : <text:span text:style-name="T2">Fait</text:span><text:span text:style-name="T1">, </text:span><text:span text:style-name="T4">En cours</text:span><text:span text:style-name="T1">, </text:span><text:span text:style-name="T6">À faire</text:span><text:span text:style-name="T1">.</text:span></text:p>
      <text:h text:style-name="Heading_20_2" text:outline-level="2">Métadonnées</text:h>
      <text:p text:style-name="P3">– Ajout des balises &lt;biblScope unit="volume"&gt; et &lt;biblScope unit="page"&gt; pour la tomaison et les numérotations de page : <text:span text:style-name="T3">Critique</text:span>.</text:p>
      <text:p text:style-name="P3">– Ajout des URLs des numérisations : <text:span text:style-name="T5">Critique</text:span>.</text:p>
      <text:p text:style-name="P3">– <text:span text:style-name="T8">Transformation de l'attribut language="fr" en "fre".</text:span></text:p>
      <text:h text:style-name="Heading_20_2" text:outline-level="2">Ajout texte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cm" fo:margin-bottom="0.199cm" loext:contextual-spacing="false" fo:keep-with-next="always"/>
      <style:text-properties fo:color="#000000" style:font-name="Liberation Serif" fo:font-family="'Liberation Serif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text-indent="0cm" style:auto-text-indent="false"/>
      <style:text-properties fo:font-size="12pt" fo:font-style="italic" fo:font-weight="bold" style:font-size-asian="14pt" style:font-weight-asian="bold" style:font-size-complex="14pt" style:font-weight-complex="normal"/>
    </style:style>
    <style:style style:name="Quotations" style:family="paragraph" style:parent-style-name="Standard" style:class="html">
      <style:paragraph-properties fo:margin-left="2cm" fo:margin-right="2cm" fo:margin-top="0cm" fo:margin-bottom="0.199cm" loext:contextual-spacing="false" fo:text-align="justify" style:justify-single-word="false" fo:text-indent="0cm" style:auto-text-indent="false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align="justify" style:justify-single-word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indent="2cm" style:auto-text-indent="false"/>
      <style:text-properties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99cm" loext:contextual-spacing="false" fo:text-align="center" style:justify-single-word="false" style:page-number="auto" style:writing-mode="page"/>
      <style:text-properties fo:color="#000000" fo:font-size="16pt" fo:font-weight="bold" style:font-size-asian="115%" style:font-weight-asian="bold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fo:margin-top="0cm" fo:margin-bottom="0.199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cm" fo:margin-bottom="0.199cm" loext:contextual-spacing="false" fo:text-indent="0cm" style:auto-text-indent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07cm" style:distance-before-sep="0.101cm" style:distance-after-sep="0.25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ootnote" style:page-layout-name="Mpm2"/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2:38:41.30</meta:creation-date>
    <dc:date>2018-06-19T11:41:45.750000000</dc:date>
    <meta:editing-duration>P1DT8H30S</meta:editing-duration>
    <meta:editing-cycles>154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8" meta:word-count="43" meta:character-count="297" meta:non-whitespace-character-count="259"/>
  </office:meta>
</office:document-meta>
</file>